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Listenabsatz" style:list-style-name="LFO1" style:family="paragraph">
      <style:text-properties fo:language="en" fo:country="GB"/>
    </style:style>
    <style:style style:name="P26" style:parent-style-name="Listenabsatz" style:list-style-name="LFO1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31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32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33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34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35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40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41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42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</office:automatic-styles>
  <office:body>
    <office:text text:use-soft-page-breaks="true">
      <text:p text:style-name="P1">Leonard Blam</text:p>
      <text:p text:style-name="Standard">900086</text:p>
      <text:p text:style-name="Standard">Data Structure 1</text:p>
      <text:p text:style-name="Standard">Homework 5</text:p>
      <text:p text:style-name="Standard"/>
      <text:p text:style-name="Standard">Q1.</text:p>
      <text:p text:style-name="P2">int count(int n, int<text:s/>I = 1, int q = 0)</text:p>
      <text:p text:style-name="P3">{</text:p>
      <text:p text:style-name="P4"><text:tab/>if ( I &gt; q &amp;&amp; q &gt; 0)</text:p>
      <text:p text:style-name="P5"><text:tab/>{<text:tab/></text:p>
      <text:p text:style-name="P6"><text:tab/><text:tab/>return 0;</text:p>
      <text:p text:style-name="P7"><text:tab/>}</text:p>
      <text:p text:style-name="P8"><text:tab/>if ( !( n % l ))</text:p>
      <text:p text:style-name="P9"><text:tab/>{</text:p>
      <text:p text:style-name="P10"><text:tab/><text:tab/>q = n / l;</text:p>
      <text:p text:style-name="P11"><text:tab/><text:tab/>int num;</text:p>
      <text:p text:style-name="P12"><text:tab/><text:tab/>if ( l == q)</text:p>
      <text:p text:style-name="P13"><text:tab/><text:tab/>{</text:p>
      <text:p text:style-name="P14"><text:tab/><text:tab/><text:tab/>num = 1;</text:p>
      <text:p text:style-name="P15"><text:tab/><text:tab/>}else {</text:p>
      <text:p text:style-name="P16"><text:tab/><text:tab/><text:tab/>num = 2;</text:p>
      <text:p text:style-name="P17"><text:tab/><text:tab/>}</text:p>
      <text:p text:style-name="P18"><text:tab/><text:tab/>return num + count(n, ++l, q);</text:p>
      <text:p text:style-name="P19"><text:tab/>} else {</text:p>
      <text:p text:style-name="P20"><text:tab/><text:tab/>return count(n, ++l, q);</text:p>
      <text:p text:style-name="P21"><text:tab/>}</text:p>
      <text:p text:style-name="P22">}</text:p>
      <text:p text:style-name="P23"/>
      <text:p text:style-name="P24">Q3.</text:p>
      <text:list text:style-name="LFO1" text:continue-numbering="true">
        <text:list-item>
          <text:p text:style-name="P25">7, 3, 5, 2, 3, 1, 1</text:p>
        </text:list-item>
        <text:list-item>
          <text:p text:style-name="P26">1</text:p>
        </text:list-item>
      </text:list>
      <text:p text:style-name="P27">Q4.</text:p>
      <text:p text:style-name="P28"/>
      <text:p text:style-name="P29">bool compareStacks(){</text:p>
      <text:p text:style-name="P30">if(stack1.isEmpty() &amp;&amp; stack2.isEmpty()){</text:p>
      <text:p text:style-name="P31">return true;</text:p>
      <text:p text:style-name="P32">}</text:p>
      <text:p text:style-name="P33">if(stack1.isEmpty() &amp;&amp; stack2.isEmpty()){</text:p>
      <text:p text:style-name="P34">return false;</text:p>
      <text:p text:style-name="P35">}</text:p>
      <text:p text:style-name="P36"><text:tab/>int n1 = stack1.pop(), n2 = stack2.pop();</text:p>
      <text:p text:style-name="P37"><text:tab/>bool same;</text:p>
      <text:p text:style-name="P38"><text:tab/>if (n1 = n2)<text:s/>{</text:p>
      <text:p text:style-name="P39">same = compareStacks();</text:p>
      <text:p text:style-name="P40">} else {<text:s/></text:p>
      <text:p text:style-name="P41">same = false;</text:p>
      <text:p text:style-name="P42">}</text:p>
      <text:p text:style-name="P43"><text:tab/>stack1. push(n1);</text:p>
      <text:p text:style-name="P44"><text:tab/>stack2.push(n2);</text:p>
      <text:p text:style-name="P45"><text:tab/>return same;</text:p>
      <text:p text:style-name="P46">}</text:p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5-04T11:13:00Z</meta:creation-date>
    <dc:date>2021-05-04T11:44:00Z</dc:date>
    <meta:template xlink:href="Normal.dotm" xlink:type="simple"/>
    <meta:editing-cycles>1</meta:editing-cycles>
    <meta:editing-duration>PT0S</meta:editing-duration>
    <meta:document-statistic meta:page-count="2" meta:paragraph-count="1" meta:word-count="90" meta:character-count="656" meta:row-count="4" meta:non-whitespace-character-count="567"/>
  </office:meta>
</office:document-meta>
</file>